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22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23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2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26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27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28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29" style:family="paragraph" style:parent-style-name="Preformatted_20_Text">
      <style:text-properties fo:font-weight="normal" officeooo:rsid="0038a637" officeooo:paragraph-rsid="0038a637" style:font-weight-asian="normal" style:font-weight-complex="normal"/>
    </style:style>
    <style:style style:name="P30" style:family="paragraph" style:parent-style-name="Preformatted_20_Text">
      <style:text-properties fo:font-weight="normal" officeooo:rsid="005058c3" officeooo:paragraph-rsid="005058c3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43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44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45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46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7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48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9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officeooo:rsid="002e9a33"/>
    </style:style>
    <style:style style:name="T13" style:family="text">
      <style:text-properties officeooo:rsid="00302cf6"/>
    </style:style>
    <style:style style:name="T14" style:family="text">
      <style:text-properties officeooo:rsid="0030bd50"/>
    </style:style>
    <style:style style:name="T15" style:family="text">
      <style:text-properties officeooo:rsid="00322b59"/>
    </style:style>
    <style:style style:name="T16" style:family="text">
      <style:text-properties officeooo:rsid="003542d5"/>
    </style:style>
    <style:style style:name="T17" style:family="text">
      <style:text-properties officeooo:rsid="0037b362"/>
    </style:style>
    <style:style style:name="T18" style:family="text">
      <style:text-properties officeooo:rsid="003b8194"/>
    </style:style>
    <style:style style:name="T19" style:family="text">
      <style:text-properties officeooo:rsid="003d7aba"/>
    </style:style>
    <style:style style:name="T20" style:family="text">
      <style:text-properties officeooo:rsid="00412861"/>
    </style:style>
    <style:style style:name="T21" style:family="text">
      <style:text-properties officeooo:rsid="0043214e"/>
    </style:style>
    <style:style style:name="T22" style:family="text">
      <style:text-properties officeooo:rsid="004b10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31">make a variable called userInputArr, that splits it on " ".</text:p>
      <text:p text:style-name="P16"/>
      <text:p text:style-name="P46">First I remove all spaces from the string</text:p>
      <text:p text:style-name="P46">then,</text:p>
      <text:p text:style-name="P46">for each element in the string, I want to check first if it can be a number<text:span text:style-name="T6"> or a "."</text:span>.</text:p>
      <text:p text:style-name="P32">if not, I want to check if it is an existing operator. If that is the case I will <text:span text:style-name="T8">push</text:span> everything before that and add it to "userInputArray"<text:span text:style-name="T5">,</text:span></text:p>
      <text:p text:style-name="P33">and then take the current value, and shift that as a next array item.</text:p>
      <text:p text:style-name="P33"/>
      <text:p text:style-name="P34">if value is a number, concat it to currentElement</text:p>
      <text:p text:style-name="P34"/>
      <text:p text:style-name="P34">If value is an operator, push currentElement to inputArray</text:p>
      <text:p text:style-name="P34">then push the <text:span text:style-name="T9">operatorObject array index</text:span> to inputArray</text:p>
      <text:p text:style-name="P34">if an error returns, alert<text:span text:style-name="T7">:</text:span> value ... is invalid. I am vewwy sowwy (◞‸ ◟)💧</text:p>
      <text:p text:style-name="P16"/>
      <text:p text:style-name="P35">when an item is an operator, log the array index</text:p>
      <text:p text:style-name="P16"/>
      <text:p text:style-name="P14"><text:span text:style-name="T11">instead of saving an operator, save the array index of that operator.</text:span><text:span text:style-name="T12"> </text:span></text:p>
      <text:p text:style-name="P14"/>
      <text:p text:style-name="P47">make it possible to<text:span text:style-name="T18"> check</text:span> whether a symbol is a operator, by <text:span text:style-name="T18">evaluating </text:span>the current, previous and next symbol.</text:p>
      <text:p text:style-name="P48"/>
      <text:p text:style-name="P49">// check of the value if it is a number.</text:p>
      <text:p text:style-name="P49">// then check if it is an operator<text:span text:style-name="T20">, using the previous and next value to evaluate that</text:span></text:p>
      <text:p text:style-name="P49">// if it then is not an operator, it might still be a number, because it is a negative number.</text:p>
      <text:p text:style-name="P49">// if none of these, give a console.log</text:p>
      <text:p text:style-name="P28"/>
      <text:p text:style-name="P28"/>
      <text:p text:style-name="P36">make a separate function called "concatNumber", and remove the function from makeInputArray<text:span text:style-name="T17">, so it can be called separately</text:span></text:p>
      <text:p text:style-name="P36"/>
      <text:p text:style-name="P37">add it as an if else to the makeInputArray, <text:span text:style-name="T19">after checking if it is an operator, </text:span>if the symbol is -</text:p>
      <text:p text:style-name="P38"/>
      <text:p text:style-name="P39">edit function<text:span text:style-name="T21"> evaluate</text:span>StringSymbols to <text:span text:style-name="T16">give 3 values</text:span></text:p>
      <text:p text:style-name="P26"/>
      <text:p text:style-name="P36">send 3 variables to makeInputArray</text:p>
      <text:p text:style-name="P27"/>
      <text:p text:style-name="P36">send 3 variables to numberOrOperator</text:p>
      <text:p text:style-name="P27"/>
      <text:p text:style-name="P40">make numberOrOperator work with numbers</text:p>
      <text:p text:style-name="P27"/>
      <text:p text:style-name="P41">make a separate function where each operator is individually checked</text:p>
      <text:p text:style-name="P42">check also, if it is a -, if this is actually a negative number<text:span text:style-name="T22">, then return "number" anyway. otherwise return the array of the operator</text:span></text:p>
      <text:p text:style-name="P36"><text:soft-page-break/></text:p>
      <text:p text:style-name="P36"/>
      <text:p text:style-name="P29"><text:span text:style-name="T10">make a function called checkForOperator. in this function all operator signs are written. If it matches with any of those, check the other 2 variables to double check if it is right.</text:span></text:p>
      <text:p text:style-name="P14"/>
      <text:p text:style-name="P43">make it so that there are 3 variable accessible within numberOrOperator,</text:p>
      <text:p text:style-name="P43">previousValue, value, nextValue</text:p>
      <text:p text:style-name="P44"/>
      <text:p text:style-name="P44"/>
      <text:p text:style-name="P45">make a function called checkoperator, which gets 3 variables. the current symbol, the previous symbol, and the next symbol.</text:p>
      <text:p text:style-name="P43">with that it</text:p>
      <text:p text:style-name="P14"/>
      <text:p text:style-name="P17">make a function called "orderCalculation"</text:p>
      <text:p text:style-name="P17">that runs through the operators in the right order, and gives the arrayIndex of that operator as an argument<text:span text:style-name="T13">:</text:span></text:p>
      <text:p text:style-name="P22"><text:tab/>for each array item, check if it is an object. if true:</text:p>
      <text:p text:style-name="P30"><text:tab/><text:tab/>* take value, nextValue, previousValue</text:p>
      <text:p text:style-name="P22"><text:tab/><text:tab/>* check <text:span text:style-name="T14">if the operator precedence is 1.</text:span></text:p>
      <text:p text:style-name="P23"><text:tab/><text:tab/>If this is the case, run the operate function<text:span text:style-name="T15">.</text:span></text:p>
      <text:p text:style-name="P24"><text:tab/><text:tab/><text:tab/>for each operator, there will be a different function.</text:p>
      <text:p text:style-name="P24"/>
      <text:p text:style-name="P24">If you add a new operator you need to do the following things:</text:p>
      <text:p text:style-name="P24">give id, symbol(s) and precedence in the operatorObject</text:p>
      <text:p text:style-name="P24"/>
      <text:p text:style-name="P17"/>
      <text:p text:style-name="P17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9:42:18.846142671</dc:date>
    <meta:editing-duration>PT12H14M31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6" meta:paragraph-count="117" meta:word-count="1127" meta:character-count="6244" meta:non-whitespace-character-count="5182"/>
  </office:meta>
</office:document-meta>
</file>